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0000001FA5D922572.png" manifest:media-type="image/png"/>
  <manifest:file-entry manifest:full-path="Pictures/1000000100000364000001F22A5B03D1.png" manifest:media-type="image/png"/>
  <manifest:file-entry manifest:full-path="Pictures/100000010000036E000001DD53266DA1.png" manifest:media-type="image/png"/>
  <manifest:file-entry manifest:full-path="Pictures/100000010000033D000001F09D9989BF.png" manifest:media-type="image/png"/>
  <manifest:file-entry manifest:full-path="Pictures/100000010000033D000001F0A40D45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417in" svg:y="0.0819in" svg:width="6.6929in" svg:height="4.0043in" draw:z-index="0"><draw:image xlink:href="Pictures/100000010000033D000001F0A40D45A4.png" xlink:type="simple" xlink:show="embed" xlink:actuate="onLoad" draw:mime-type="image/png"/></draw:frame><draw:frame draw:style-name="fr2" draw:name="Image2" text:anchor-type="char" svg:x="0.0728in" svg:y="4.2602in" svg:width="6.6929in" svg:height="4.0043in" draw:z-index="1"><draw:image xlink:href="Pictures/100000010000033D000001F09D9989BF.png" xlink:type="simple" xlink:show="embed" xlink:actuate="onLoad" draw:mime-type="image/png"/></draw:frame></text:p>
      <text:p text:style-name="Standard"/>
      <text:p text:style-name="Standard"><draw:frame draw:style-name="fr2" draw:name="Image3" text:anchor-type="char" svg:x="0.0417in" svg:y="-0.4854in" svg:width="6.6929in" svg:height="3.6362in" draw:z-index="2"><draw:image xlink:href="Pictures/100000010000036E000001DD53266DA1.png" xlink:type="simple" xlink:show="embed" xlink:actuate="onLoad" draw:mime-type="image/png"/></draw:frame><text:soft-page-break/></text:p>
      <text:p text:style-name="Standard"><draw:frame draw:style-name="fr1" draw:name="Image4" text:anchor-type="char" svg:width="6.6929in" svg:height="3.8398in" draw:z-index="3"><draw:image xlink:href="Pictures/1000000100000364000001F22A5B03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6.6929in" svg:height="3.848in" draw:z-index="4"><draw:image xlink:href="Pictures/1000000100000370000001FA5D92257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09:54:48.562441934</meta:creation-date>
    <dc:date>2024-11-01T10:04:24.959295950</dc:date>
    <meta:editing-duration>PT9M37S</meta:editing-duration>
    <meta:editing-cycles>1</meta:editing-cycles>
    <meta:generator>LibreOffice/24.2.6.2$Linux_X86_64 LibreOffice_project/420$Build-2</meta:generator>
    <meta:document-statistic meta:table-count="0" meta:image-count="5" meta:object-count="0" meta:page-count="6" meta:paragraph-count="0" meta:word-count="0" meta:character-count="0" meta:non-whitespace-character-count="0"/>
  </office:meta>
</office:document-meta>
</file>